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Dump</text:p>
      <text:p text:style-name="Standard">Go to mngodb bin and double click mongodump -&gt; it will create dumps of all your databases in a folder called dump.</text:p>
      <text:p text:style-name="Standard"/>
      <text:p text:style-name="P1">Restore a collection</text:p>
      <text:p text:style-name="Standard">mongorestore.exe –collection <text:span text:style-name="T1">col_name</text:span> –db <text:span text:style-name="T1">db_name</text:span> patth/to/file/file.b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9S</meta:editing-duration>
    <meta:editing-cycles>7</meta:editing-cycles>
    <meta:generator>OpenOffice/4.1.1$Win32 OpenOffice.org_project/411m6$Build-9775</meta:generator>
    <dc:date>2015-08-31T20:18:26.50</dc:date>
    <meta:document-statistic meta:table-count="0" meta:image-count="0" meta:object-count="0" meta:page-count="1" meta:paragraph-count="4" meta:word-count="33" meta:character-count="218"/>
    <meta:user-defined meta:name="Info 1"/>
    <meta:user-defined meta:name="Info 2"/>
    <meta:user-defined meta:name="Info 3"/>
    <meta:user-defined meta:name="Info 4"/>
  </office:meta>
</office:document-meta>
</file>